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457cm" style:use-optimal-column-width="false"/>
    </style:style>
    <style:style style:name="co2" style:family="table-column">
      <style:table-column-properties style:column-width="2.15cm" style:use-optimal-column-width="false"/>
    </style:style>
    <style:style style:name="co3" style:family="table-column">
      <style:table-column-properties style:column-width="2.66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0cm"/>
    </style:style>
    <style:style style:name="P1" style:family="paragraph">
      <style:paragraph-properties fo:text-align="end" style:text-autospace="none"/>
    </style:style>
    <style:style style:name="P2" style:family="paragraph">
      <style:paragraph-properties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196cm" svg:height="8.776cm" svg:x="4.801cm" svg:y="9.714cm">
          <table:table table:template-name="bw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w1">
              <table:table-cell/>
              <table:table-cell>
                <text:p text:style-name="P1">MSE</text:p>
              </table:table-cell>
              <table:table-cell>
                <text:p text:style-name="P1">MAE</text:p>
              </table:table-cell>
              <table:table-cell>
                <text:p text:style-name="P1">Computing Times</text:p>
              </table:table-cell>
            </table:table-row>
            <table:table-row table:style-name="ro2" table:default-cell-style-name="bw1">
              <table:table-cell>
                <text:p text:style-name="P2">NN-interpolation</text:p>
              </table:table-cell>
              <table:table-cell>
                <text:p text:style-name="P1">90.403</text:p>
              </table:table-cell>
              <table:table-cell>
                <text:p text:style-name="P1">4.6084</text:p>
              </table:table-cell>
              <table:table-cell>
                <text:p text:style-name="P1">0.0377</text:p>
              </table:table-cell>
            </table:table-row>
            <table:table-row table:style-name="ro2" table:default-cell-style-name="bw1">
              <table:table-cell>
                <text:p text:style-name="P2">Bilinear interpolation</text:p>
              </table:table-cell>
              <table:table-cell>
                <text:p text:style-name="P1">46.72</text:p>
              </table:table-cell>
              <table:table-cell>
                <text:p text:style-name="P1">3.1406</text:p>
              </table:table-cell>
              <table:table-cell>
                <text:p text:style-name="P1">0.1347</text:p>
              </table:table-cell>
            </table:table-row>
            <table:table-row table:style-name="ro2" table:default-cell-style-name="bw1">
              <table:table-cell>
                <text:p text:style-name="P2">PPG interpolation</text:p>
              </table:table-cell>
              <table:table-cell>
                <text:p text:style-name="P1">27.3351</text:p>
              </table:table-cell>
              <table:table-cell>
                <text:p text:style-name="P1">2.7879</text:p>
              </table:table-cell>
              <table:table-cell>
                <text:p text:style-name="P1">9.8308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8:36:48.455905927</meta:creation-date>
    <dc:date>2017-03-05T18:38:33.568925970</dc:date>
    <meta:editing-duration>PT1M45S</meta:editing-duration>
    <meta:editing-cycles>1</meta:editing-cycles>
    <meta:document-statistic meta:object-count="1"/>
    <meta:generator>LibreOffice/5.3.0.3$Linux_X86_64 LibreOffice_project/30m0$Build-3</meta:generator>
  </office:meta>
</office:document-meta>
</file>